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Server MQT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ea Diana</meta:initial-creator>
    <meta:creation-date>2019-10-22T18:49:21.64</meta:creation-date>
    <meta:document-statistic meta:table-count="0" meta:image-count="0" meta:object-count="0" meta:page-count="1" meta:paragraph-count="1" meta:word-count="2" meta:character-count="17"/>
    <dc:date>2019-10-22T18:57:16.04</dc:date>
    <dc:creator>Andreea Diana</dc:creator>
    <meta:editing-duration>PT7M55S</meta:editing-duration>
    <meta:editing-cycles>1</meta:editing-cycles>
    <meta:generator>OpenOffice/4.1.5$Win32 OpenOffice.org_project/415m1$Build-9789</meta:generator>
  </office:meta>
</office:document-meta>
</file>